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style:font-name="Gill Sans" fo:font-size="15pt" style:font-size-asian="15pt" style:font-size-complex="15pt"/>
    </style:style>
    <style:style style:name="ce2" style:family="table-cell" style:parent-style-name="Default">
      <style:table-cell-properties fo:background-color="#9999cc" style:text-align-source="fix" style:repeat-content="false" fo:border="0.0008in solid #000000" style:vertical-align="middle"/>
      <style:paragraph-properties fo:text-align="center"/>
      <style:text-properties fo:color="#ffffff" style:font-name="Gill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Gill Sans" fo:font-size="15pt" style:font-size-asian="15pt" style:font-size-complex="15pt"/>
    </style:style>
    <style:style style:name="ce4" style:family="table-cell" style:parent-style-name="Default">
      <style:table-cell-properties fo:background-color="#4c4c4c" style:text-align-source="fix" style:repeat-content="false" fo:border="0.0008in solid #000000" style:vertical-align="middle"/>
      <style:paragraph-properties fo:text-align="center"/>
      <style:text-properties fo:color="#ffffff" style:font-name="Gill Sans" fo:font-size="14pt" style:font-size-asian="14pt" style:font-size-complex="14pt"/>
    </style:style>
    <style:style style:name="ce5" style:family="table-cell" style:parent-style-name="Default" style:data-style-name="N100">
      <style:table-cell-properties fo:background-color="#4c4c4c" style:text-align-source="fix" style:repeat-content="false" fo:border="0.0008in solid #000000" style:vertical-align="middle"/>
      <style:paragraph-properties fo:text-align="center"/>
      <style:text-properties fo:color="#ffffff" style:font-name="Gill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color="#ff0000" style:font-name="Gill San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ill Sans"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4"/>
        <table:table-column table:style-name="co2" table:default-cell-style-name="ce6"/>
        <table:table-column table:style-name="co2" table:number-columns-repeated="2" table:default-cell-style-name="ce3"/>
        <table:table-column table:style-name="co1" table:default-cell-style-name="ce3"/>
        <table:table-column table:style-name="co3" table:number-columns-repeated="1017" table:default-cell-style-name="ce7"/>
        <table:table-column table:style-name="co3" table:default-cell-style-name="Default"/>
        <table:table-row table:style-name="ro1">
          <table:table-cell table:style-name="ce1" office:value-type="string">
            <text:p>DECIMAL</text:p>
          </table:table-cell>
          <table:table-cell table:style-name="ce1" office:value-type="string">
            <text:p>TECLA</text:p>
          </table:table-cell>
          <table:table-cell table:style-name="ce1" office:value-type="string" table:number-columns-spanned="3" table:number-rows-spanned="1">
            <text:p>SCANCODES SETS</text:p>
          </table:table-cell>
          <table:covered-table-cell table:number-columns-repeated="2" table:style-name="ce1"/>
          <table:table-cell table:style-name="ce1" office:value-type="string">
            <text:p>EXTR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Teclado US</text:p>
          </table:table-cell>
          <table:table-cell table:style-name="ce2" office:value-type="string">
            <text:p>Set 1</text:p>
          </table:table-cell>
          <table:table-cell table:style-name="ce2" office:value-type="string">
            <text:p>Set 2</text:p>
          </table:table-cell>
          <table:table-cell table:style-name="ce2" office:value-type="string">
            <text:p>Set 3</text:p>
          </table:table-cell>
          <table:table-cell table:style-name="ce2" office:value-type="string">
            <text:p>USB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` ~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0e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 !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 &amp;commat;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e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 #</text:p>
          </table:table-cell>
          <table:table-cell office:value-type="float" office:value="4">
            <text:p>4</text:p>
          </table:table-cell>
          <table:table-cell table:number-columns-repeated="2"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 % E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2e</text:p>
          </table:table-cell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6 ^</text:p>
          </table:table-cell>
          <table:table-cell office:value-type="float" office:value="7">
            <text:p>7</text:p>
          </table:table-cell>
          <table:table-cell table:number-columns-repeated="2"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 &amp;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3d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8 *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3e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9 (</text:p>
          </table:table-cell>
          <table:table-cell office:value-type="string">
            <text:p>0a</text:p>
          </table:table-cell>
          <table:table-cell table:number-columns-repeated="2"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 )</text:p>
          </table:table-cell>
          <table:table-cell office:value-type="string">
            <text:p>0b</text:p>
          </table:table-cell>
          <table:table-cell table:number-columns-repeated="2"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 _</text:p>
          </table:table-cell>
          <table:table-cell office:value-type="string">
            <text:p>0c</text:p>
          </table:table-cell>
          <table:table-cell table:number-columns-repeated="2" office:value-type="string">
            <text:p>4e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= <text:s/>e +</text:p>
          </table:table-cell>
          <table:table-cell office:value-type="string">
            <text:p>0d</text:p>
          </table:table-cell>
          <table:table-cell table:number-columns-repeated="2" office:value-type="float" office:value="55">
            <text:p>55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ckspace</text:p>
          </table:table-cell>
          <table:table-cell office:value-type="string">
            <text:p>0e</text:p>
          </table:table-cell>
          <table:table-cell table:number-columns-repeated="2" office:value-type="float" office:value="66">
            <text:p>6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ab</text:p>
          </table:table-cell>
          <table:table-cell office:value-type="string">
            <text:p>0f</text:p>
          </table:table-cell>
          <table:table-cell table:number-columns-repeated="2" office:value-type="string">
            <text:p>0d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1d</text:p>
          </table:table-cell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2d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2c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office:value-type="float" office:value="15">
            <text:p>15</text:p>
          </table:table-cell>
          <table:table-cell table:number-columns-repeated="2"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3c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table:number-columns-repeated="2"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table:number-columns-repeated="2" office:value-type="float" office:value="44">
            <text:p>44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4d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[ {</text:p>
          </table:table-cell>
          <table:table-cell office:value-type="string">
            <text:p>1a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] }</text:p>
          </table:table-cell>
          <table:table-cell office:value-type="string">
            <text:p>1b</text:p>
          </table:table-cell>
          <table:table-cell table:number-columns-repeated="2" office:value-type="string">
            <text:p>5b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\ |</text:p>
          </table:table-cell>
          <table:table-cell office:value-type="string">
            <text:p>2b</text:p>
          </table:table-cell>
          <table:table-cell office:value-type="string">
            <text:p>5d</text:p>
          </table:table-cell>
          <table:table-cell office:value-type="string">
            <text:p>5c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psLock</text:p>
          </table:table-cell>
          <table:table-cell office:value-type="string">
            <text:p>3a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string">
            <text:p>1e</text:p>
          </table:table-cell>
          <table:table-cell table:number-columns-repeated="2" office:value-type="string">
            <text:p>1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</text:p>
          </table:table-cell>
          <table:table-cell office:value-type="string">
            <text:p>1f</text:p>
          </table:table-cell>
          <table:table-cell table:number-columns-repeated="2" office:value-type="string">
            <text:p>1b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2b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</text:p>
          </table:table-cell>
          <table:table-cell office:value-type="float" office:value="22">
            <text:p>22</text:p>
          </table:table-cell>
          <table:table-cell table:number-columns-repeated="2"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</text:p>
          </table:table-cell>
          <table:table-cell office:value-type="float" office:value="23">
            <text:p>23</text:p>
          </table:table-cell>
          <table:table-cell table:number-columns-repeated="2"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3b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K</text:p>
          </table:table-cell>
          <table:table-cell office:value-type="float" office:value="25">
            <text:p>25</text:p>
          </table:table-cell>
          <table:table-cell table:number-columns-repeated="2" office:value-type="float" office:value="42">
            <text:p>42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4b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; :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4c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"</text:p>
          </table:table-cell>
          <table:table-cell office:value-type="float" office:value="28">
            <text:p>28</text:p>
          </table:table-cell>
          <table:table-cell table:number-columns-repeated="3" office:value-type="float" office:value="52">
            <text:p>52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n-US-1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nter</text:p>
          </table:table-cell>
          <table:table-cell office:value-type="string">
            <text:p>1c</text:p>
          </table:table-cell>
          <table:table-cell table:number-columns-repeated="2" office:value-type="string">
            <text:p>5a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Shift</text:p>
          </table:table-cell>
          <table:table-cell office:value-type="string">
            <text:p>2a</text:p>
          </table:table-cell>
          <table:table-cell table:number-columns-repeated="2" office:value-type="float" office:value="12">
            <text:p>12</text:p>
          </table:table-cell>
          <table:table-cell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Z</text:p>
          </table:table-cell>
          <table:table-cell office:value-type="string">
            <text:p>2c</text:p>
          </table:table-cell>
          <table:table-cell table:number-columns-repeated="2" office:value-type="string">
            <text:p>1a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X</text:p>
          </table:table-cell>
          <table:table-cell office:value-type="string">
            <text:p>2d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office:value-type="string">
            <text:p>2e</text:p>
          </table:table-cell>
          <table:table-cell table:number-columns-repeated="2"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</text:p>
          </table:table-cell>
          <table:table-cell office:value-type="string">
            <text:p>2f</text:p>
          </table:table-cell>
          <table:table-cell table:number-columns-repeated="2" office:value-type="string">
            <text:p>2a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</text:p>
          </table:table-cell>
          <table:table-cell table:number-columns-repeated="3" office:value-type="float" office:value="31">
            <text:p>31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3a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, &lt;</text:p>
          </table:table-cell>
          <table:table-cell office:value-type="float" office:value="33">
            <text:p>33</text:p>
          </table:table-cell>
          <table:table-cell table:number-columns-repeated="2"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. &gt;</text:p>
          </table:table-cell>
          <table:table-cell office:value-type="float" office:value="34">
            <text:p>34</text:p>
          </table:table-cell>
          <table:table-cell table:number-columns-repeated="2"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/ ?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4a</text:p>
          </table:table-cell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Shift</text:p>
          </table:table-cell>
          <table:table-cell office:value-type="float" office:value="36">
            <text:p>36</text:p>
          </table:table-cell>
          <table:table-cell table:number-columns-repeated="2" office:value-type="float" office:value="59">
            <text:p>59</text:p>
          </table:table-cell>
          <table:table-cell office:value-type="float" office:value="229">
            <text:p>229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Ctrl</text:p>
          </table:table-cell>
          <table:table-cell office:value-type="string">
            <text:p>1d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Alt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6">
            <text:p>226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pace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Alt</text:p>
          </table:table-cell>
          <table:table-cell office:value-type="string">
            <text:p>e0-38</text:p>
          </table:table-cell>
          <table:table-cell office:value-type="string">
            <text:p>e0-11</text:p>
          </table:table-cell>
          <table:table-cell office:value-type="float" office:value="39">
            <text:p>39</text:p>
          </table:table-cell>
          <table:table-cell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Ctrl</text:p>
          </table:table-cell>
          <table:table-cell office:value-type="string">
            <text:p>e0-1d</text:p>
          </table:table-cell>
          <table:table-cell office:value-type="string">
            <text:p>e0-14</text:p>
          </table:table-cell>
          <table:table-cell office:value-type="float" office:value="58">
            <text:p>58</text:p>
          </table:table-cell>
          <table:table-cell office:value-type="float" office:value="228">
            <text:p>228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Insert</text:p>
          </table:table-cell>
          <table:table-cell office:value-type="string">
            <text:p>e0-52</text:p>
          </table:table-cell>
          <table:table-cell office:value-type="string">
            <text:p>e0-7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elete</text:p>
          </table:table-cell>
          <table:table-cell office:value-type="string">
            <text:p>e0-53</text:p>
          </table:table-cell>
          <table:table-cell office:value-type="string">
            <text:p>e0-71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ome</text:p>
          </table:table-cell>
          <table:table-cell office:value-type="string">
            <text:p>e0-47</text:p>
          </table:table-cell>
          <table:table-cell office:value-type="string">
            <text:p>e0-6c</text:p>
          </table:table-cell>
          <table:table-cell office:value-type="string">
            <text:p>6e</text:p>
          </table:table-cell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End</text:p>
          </table:table-cell>
          <table:table-cell office:value-type="string">
            <text:p>e0-4f</text:p>
          </table:table-cell>
          <table:table-cell office:value-type="string">
            <text:p>e0-69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gUp</text:p>
          </table:table-cell>
          <table:table-cell office:value-type="string">
            <text:p>e0-49</text:p>
          </table:table-cell>
          <table:table-cell office:value-type="string">
            <text:p>e0-7d</text:p>
          </table:table-cell>
          <table:table-cell office:value-type="string">
            <text:p>6f</text:p>
          </table:table-cell>
          <table:table-cell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gDn</text:p>
          </table:table-cell>
          <table:table-cell office:value-type="string">
            <text:p>e0-51</text:p>
          </table:table-cell>
          <table:table-cell office:value-type="string">
            <text:p>e0-7a</text:p>
          </table:table-cell>
          <table:table-cell office:value-type="string">
            <text:p>6d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eft</text:p>
          </table:table-cell>
          <table:table-cell office:value-type="string">
            <text:p>e0-4b</text:p>
          </table:table-cell>
          <table:table-cell office:value-type="string">
            <text:p>e0-6b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Up</text:p>
          </table:table-cell>
          <table:table-cell office:value-type="string">
            <text:p>e0-48</text:p>
          </table:table-cell>
          <table:table-cell office:value-type="string">
            <text:p>e0-75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wn</text:p>
          </table:table-cell>
          <table:table-cell office:value-type="string">
            <text:p>e0-50</text:p>
          </table:table-cell>
          <table:table-cell office:value-type="string">
            <text:p>e0-72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ight</text:p>
          </table:table-cell>
          <table:table-cell office:value-type="string">
            <text:p>e0-4d</text:p>
          </table:table-cell>
          <table:table-cell office:value-type="string">
            <text:p>e0-74</text:p>
          </table:table-cell>
          <table:table-cell office:value-type="string">
            <text:p>6a</text:p>
          </table:table-cell>
          <table:table-cell office:value-type="float" office:value="79">
            <text:p>79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umLock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P-7 / Home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6c</text:p>
          </table:table-cell>
          <table:table-cell office:value-type="float" office:value="95">
            <text:p>95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KP-4 / Left</text:p>
          </table:table-cell>
          <table:table-cell office:value-type="string">
            <text:p>4b</text:p>
          </table:table-cell>
          <table:table-cell table:number-columns-repeated="2" office:value-type="string">
            <text:p>6b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KP-1 / End</text:p>
          </table:table-cell>
          <table:table-cell office:value-type="string">
            <text:p>4f</text:p>
          </table:table-cell>
          <table:table-cell table:number-columns-repeated="2" office:value-type="float" office:value="69">
            <text:p>69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P-/</text:p>
          </table:table-cell>
          <table:table-cell office:value-type="string">
            <text:p>e0-35</text:p>
          </table:table-cell>
          <table:table-cell office:value-type="string">
            <text:p>e0-4a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P-8 / Up</text:p>
          </table:table-cell>
          <table:table-cell office:value-type="float" office:value="48">
            <text:p>48</text:p>
          </table:table-cell>
          <table:table-cell table:number-columns-repeated="2"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P-5</text:p>
          </table:table-cell>
          <table:table-cell office:value-type="string">
            <text:p>4c</text:p>
          </table:table-cell>
          <table:table-cell table:number-columns-repeated="2" office:value-type="float" office:value="73">
            <text:p>73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P-2 / Down</text:p>
          </table:table-cell>
          <table:table-cell office:value-type="float" office:value="50">
            <text:p>50</text:p>
          </table:table-cell>
          <table:table-cell table:number-columns-repeated="2"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P-0 / Ins</text:p>
          </table:table-cell>
          <table:table-cell office:value-type="float" office:value="52">
            <text:p>52</text:p>
          </table:table-cell>
          <table:table-cell table:number-columns-repeated="2" office:value-type="float" office:value="70">
            <text:p>70</text:p>
          </table:table-cell>
          <table:table-cell office:value-type="float" office:value="98">
            <text:p>98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P-*</text:p>
          </table:table-cell>
          <table:table-cell office:value-type="float" office:value="37">
            <text:p>37</text:p>
          </table:table-cell>
          <table:table-cell office:value-type="string">
            <text:p>7c</text:p>
          </table:table-cell>
          <table:table-cell office:value-type="string">
            <text:p>7e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KP-9 / PgUp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7d</text:p>
          </table:table-cell>
          <table:table-cell office:value-type="float" office:value="97">
            <text:p>97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KP-6 / Right</text:p>
          </table:table-cell>
          <table:table-cell office:value-type="string">
            <text:p>4d</text:p>
          </table:table-cell>
          <table:table-cell table:number-columns-repeated="2" office:value-type="float" office:value="74">
            <text:p>74</text:p>
          </table:table-cell>
          <table:table-cell office:value-type="float" office:value="94">
            <text:p>94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P-3 / PgDn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7a</text:p>
          </table:table-cell>
          <table:table-cell office:value-type="float" office:value="91">
            <text:p>91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KP-. / Del</text:p>
          </table:table-cell>
          <table:table-cell office:value-type="float" office:value="53">
            <text:p>53</text:p>
          </table:table-cell>
          <table:table-cell table:number-columns-repeated="2" office:value-type="float" office:value="71">
            <text:p>71</text:p>
          </table:table-cell>
          <table:table-cell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KP--</text:p>
          </table:table-cell>
          <table:table-cell office:value-type="string">
            <text:p>4a</text:p>
          </table:table-cell>
          <table:table-cell office:value-type="string">
            <text:p>7b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KP-+</text:p>
          </table:table-cell>
          <table:table-cell office:value-type="string">
            <text:p>4e</text:p>
          </table:table-cell>
          <table:table-cell office:value-type="float" office:value="79">
            <text:p>79</text:p>
          </table:table-cell>
          <table:table-cell office:value-type="string">
            <text:p>7c</text:p>
          </table:table-cell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KP-Enter</text:p>
          </table:table-cell>
          <table:table-cell office:value-type="string">
            <text:p>e0-1c</text:p>
          </table:table-cell>
          <table:table-cell office:value-type="string">
            <text:p>e0-5a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sc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1</text:p>
          </table:table-cell>
          <table:table-cell office:value-type="string">
            <text:p>3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2</text:p>
          </table:table-cell>
          <table:table-cell office:value-type="string">
            <text:p>3c</text:p>
          </table:table-cell>
          <table:table-cell office:value-type="float" office:value="6">
            <text:p>6</text:p>
          </table:table-cell>
          <table:table-cell office:value-type="string">
            <text:p>0f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3</text:p>
          </table:table-cell>
          <table:table-cell office:value-type="string">
            <text:p>3d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4</text:p>
          </table:table-cell>
          <table:table-cell office:value-type="string">
            <text:p>3e</text:p>
          </table:table-cell>
          <table:table-cell office:value-type="string">
            <text:p>0c</text:p>
          </table:table-cell>
          <table:table-cell office:value-type="string">
            <text:p>1f</text:p>
          </table:table-cell>
          <table:table-cell office:value-type="float" office:value="61">
            <text:p>61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5</text:p>
          </table:table-cell>
          <table:table-cell office:value-type="string">
            <text:p>3f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6</text:p>
          </table:table-cell>
          <table:table-cell office:value-type="float" office:value="40">
            <text:p>40</text:p>
          </table:table-cell>
          <table:table-cell office:value-type="string">
            <text:p>0b</text:p>
          </table:table-cell>
          <table:table-cell office:value-type="string">
            <text:p>2f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7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8</text:p>
          </table:table-cell>
          <table:table-cell office:value-type="float" office:value="42">
            <text:p>42</text:p>
          </table:table-cell>
          <table:table-cell office:value-type="string">
            <text:p>0a</text:p>
          </table:table-cell>
          <table:table-cell office:value-type="string">
            <text:p>3f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1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float" office:value="67">
            <text:p>67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11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1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string">
            <text:p>5e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rtScr</text:p>
          </table:table-cell>
          <table:table-cell office:value-type="string">
            <text:p>e0-37</text:p>
          </table:table-cell>
          <table:table-cell office:value-type="string">
            <text:p>e0-7c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t+SysRq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154">
            <text:p>154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crollLock</text:p>
          </table:table-cell>
          <table:table-cell office:value-type="float" office:value="46">
            <text:p>46</text:p>
          </table:table-cell>
          <table:table-cell office:value-type="string">
            <text:p>7e</text:p>
          </table:table-cell>
          <table:table-cell office:value-type="string">
            <text:p>5f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ause</text:p>
          </table:table-cell>
          <table:table-cell office:value-type="string">
            <text:p>e1-1d-45</text:p>
          </table:table-cell>
          <table:table-cell office:value-type="string">
            <text:p>e1-14-77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trl+Break</text:p>
          </table:table-cell>
          <table:table-cell office:value-type="string">
            <text:p>e0-46</text:p>
          </table:table-cell>
          <table:table-cell office:value-type="string">
            <text:p>e0-7e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Win </text:p>
          </table:table-cell>
          <table:table-cell office:value-type="string">
            <text:p>e0-5b</text:p>
          </table:table-cell>
          <table:table-cell office:value-type="string">
            <text:p>e0-1f</text:p>
          </table:table-cell>
          <table:table-cell office:value-type="string">
            <text:p>8b</text:p>
          </table:table-cell>
          <table:table-cell office:value-type="float" office:value="227">
            <text:p>227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win</text:p>
          </table:table-cell>
          <table:table-cell office:value-type="string">
            <text:p>e0-5c</text:p>
          </table:table-cell>
          <table:table-cell office:value-type="string">
            <text:p>e0-27</text:p>
          </table:table-cell>
          <table:table-cell office:value-type="string">
            <text:p>8c</text:p>
          </table:table-cell>
          <table:table-cell office:value-type="float" office:value="231">
            <text:p>231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nu</text:p>
          </table:table-cell>
          <table:table-cell office:value-type="string">
            <text:p>e0-5d</text:p>
          </table:table-cell>
          <table:table-cell office:value-type="string">
            <text:p>e0-2f</text:p>
          </table:table-cell>
          <table:table-cell office:value-type="string">
            <text:p>8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leep</text:p>
          </table:table-cell>
          <table:table-cell office:value-type="string">
            <text:p>e0-5f</text:p>
          </table:table-cell>
          <table:table-cell office:value-type="string">
            <text:p>e0-3f</text:p>
          </table:table-cell>
          <table:table-cell office:value-type="string">
            <text:p>7f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wer</text:p>
          </table:table-cell>
          <table:table-cell office:value-type="string">
            <text:p>e0-5e</text:p>
          </table:table-cell>
          <table:table-cell office:value-type="string">
            <text:p>e0-37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ake</text:p>
          </table:table-cell>
          <table:table-cell office:value-type="string">
            <text:p>e0-63</text:p>
          </table:table-cell>
          <table:table-cell office:value-type="string">
            <text:p>e0-5e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098in" fo:margin-bottom="0.7098in" fo:margin-left="0.4098in" fo:margin-right="0.4098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09/23/2009</text:date>, <text:time>21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3T20:42:20</meta:creation-date>
    <dc:date>2009-09-23T21:32:25</dc:date>
    <meta:editing-duration>PT00H36M57S</meta:editing-duration>
    <meta:editing-cycles>7</meta:editing-cycles>
    <meta:generator>NeoOffice/3.0$Unix OpenOffice.org_project/Patch 0</meta:generator>
    <meta:document-statistic meta:table-count="3" meta:cell-count="670" meta:object-count="0"/>
    <meta:user-defined meta:name="Info 1"/>
    <meta:user-defined meta:name="Info 2"/>
    <meta:user-defined meta:name="Info 3"/>
    <meta:user-defined meta:name="Info 4"/>
  </office:meta>
</office:document-meta>
</file>